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24774E3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229cm" svg:width="16.773cm" svg:height="12.561cm" draw:z-index="0"><draw:image xlink:href="Pictures/10000000000003300000026424774E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33:02</meta:creation-date>
    <meta:editing-duration>PT00H00M45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33:46</dc:date>
    <dc:creator>Juan Rodriguez</dc:creator>
    <meta:template xlink:type="simple" xlink:actuate="onRequest" xlink:title="redaccion" xlink:href="../redaccion.ott" meta:date="2011-03-10T13:33:01"/>
  </office:meta>
</office:document-meta>
</file>